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81cf"/>
    </style:style>
    <style:style style:name="P2" style:family="paragraph" style:parent-style-name="Standard">
      <style:paragraph-properties fo:text-align="start" style:justify-single-word="false"/>
      <style:text-properties officeooo:rsid="0017e7d9" officeooo:paragraph-rsid="0017e7d9"/>
    </style:style>
    <style:style style:name="P3" style:family="paragraph" style:parent-style-name="Standard">
      <style:paragraph-properties fo:text-align="start" style:justify-single-word="false"/>
      <style:text-properties officeooo:rsid="00190534" officeooo:paragraph-rsid="00190534"/>
    </style:style>
    <style:style style:name="P4" style:family="paragraph" style:parent-style-name="Standard">
      <style:paragraph-properties fo:text-align="start" style:justify-single-word="false"/>
      <style:text-properties officeooo:rsid="00190534" officeooo:paragraph-rsid="001b2752"/>
    </style:style>
    <style:style style:name="P5" style:family="paragraph" style:parent-style-name="Standard">
      <style:paragraph-properties fo:text-align="center" style:justify-single-word="false"/>
      <style:text-properties officeooo:rsid="00190534" officeooo:paragraph-rsid="0019053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1c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7e7d9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90534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941af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b275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euronales Netzwer</text:span><text:span text:style-name="T3">k</text:span></text:p>
      <text:p text:style-name="P2"><text:span text:style-name="T1">Ein Neuronales Netzwerk ist eine Nachbildung des Gehirns. Ein Neuronales Netzwerk besteht aus Nervenzellen, Neuronen die mit einander </text:span><text:span text:style-name="T4">verbunden sind.</text:span></text:p>
      <text:p text:style-name="P3"><text:span text:style-name="T1">Die Neuronen erhalten Informationen, Aktionspotenzial, <text:s/>über Dendriten und geben etwas über ein Axon an andere <text:s text:c="2"/>Neuronen weiter. Eine Menge von 100 Milliarden – 1 Billionen bildet das menschliche Gehirn.</text:span></text:p>
      <text:p text:style-name="P3"><text:span text:style-name="T1">Um ein solches als künstlich zu simulieren und auf einem Computer arbeiten zu lassen, muss man die Funktionsweise verstehen mit der sich Neuronen vernetzen und wie sich ein Gehirn verändert.</text:span></text:p>
      <text:p text:style-name="P3"><text:span text:style-name="T1"/></text:p>
      <text:p text:style-name="P5"><text:span text:style-name="T1">1. Die Verbindungen</text:span></text:p>
      <text:p text:style-name="P4"><text:span text:style-name="T1">Die Leistungsfähigkeit eines neuronalen Netzwerkes </text:span><text:span text:style-name="T5">hängt an seiner Architektur, meint; an der Art wie sich Neuronen unter einander </text:span><text:span text:style-name="T6">verbinden.</text:span></text:p>
      <text:p text:style-name="P4"><text:span text:style-name="T6">Eine Verbindung ist nur ein </text:span><text:span text:style-name="T1"><text:s text:c="66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Consolas" fo:font-family="Consolas" style:font-family-generic="modern" style:font-pitch="fixed" fo:font-size="16pt" fo:font-weight="bold" officeooo:rsid="001681cf" style:font-size-asian="16pt" style:font-weight-asian="bold" style:font-size-complex="16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20:19.784000000</meta:creation-date>
    <dc:date>2018-02-05T18:53:16.033000000</dc:date>
    <meta:editing-duration>PT1H28M20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7" meta:word-count="107" meta:character-count="1418" meta:non-whitespace-character-count="645"/>
  </office:meta>
</office:document-meta>
</file>